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12cm" fo:min-width="0.562cm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75cm"/>
    </style:style>
    <style:style style:name="gr4" style:family="graphic" style:parent-style-name="standard">
      <style:graphic-properties draw:stroke="none" svg:stroke-color="#000000" draw:fill="none" draw:fill-color="#ffffff" fo:min-height="2.7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cm" svg:height="1.5cm" svg:x="3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4.531cm" svg:y1="2.469cm" svg:x2="4.531cm" svg:y2="3.531cm" draw:start-shape="id1" draw:start-glue-point="11" draw:end-shape="id1" draw:end-glue-point="9" svg:d="M4531 2469c1081 0 1081 1062 0 1062" svg:viewBox="0 0 812 1063">
          <text:p/>
        </draw:connector>
        <draw:custom-shape draw:style-name="gr1" draw:text-style-name="P1" xml:id="id2" draw:id="id2" draw:layer="layout" svg:width="1.5cm" svg:height="1.5cm" svg:x="6.464cm" svg:y="2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7.745cm" svg:y1="2.47cm" svg:x2="7.745cm" svg:y2="3.532cm" draw:start-shape="id2" draw:start-glue-point="11" draw:end-shape="id2" draw:end-glue-point="9" svg:d="M7745 2470c1081 0 1081 1062 0 1062" svg:viewBox="0 0 812 1063">
          <text:p/>
        </draw:connector>
        <draw:custom-shape draw:style-name="gr1" draw:text-style-name="P1" xml:id="id3" draw:id="id3" draw:layer="layout" svg:width="1.5cm" svg:height="1.5cm" svg:x="9.878cm" svg:y="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1.159cm" svg:y1="2.471cm" svg:x2="11.159cm" svg:y2="3.533cm" draw:start-shape="id3" draw:start-glue-point="11" draw:end-shape="id3" draw:end-glue-point="9" svg:d="M11159 2471c1081 0 1081 1062 0 1062" svg:viewBox="0 0 812 1063">
          <text:p/>
        </draw:connector>
        <draw:custom-shape draw:style-name="gr1" draw:text-style-name="P1" xml:id="id4" draw:id="id4" draw:layer="layout" svg:width="1.5cm" svg:height="1.5cm" svg:x="13.292cm" svg:y="2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4.573cm" svg:y1="2.472cm" svg:x2="14.573cm" svg:y2="3.534cm" draw:start-shape="id4" draw:start-glue-point="11" draw:end-shape="id4" draw:end-glue-point="9" svg:d="M14573 2472c1081 0 1081 1062 0 1062" svg:viewBox="0 0 812 1063">
          <text:p/>
        </draw:connector>
        <draw:connector draw:style-name="gr2" draw:text-style-name="P1" draw:layer="layout" draw:type="curve" svg:x1="4cm" svg:y1="2.25cm" svg:x2="6.683cm" svg:y2="2.47cm" draw:start-shape="id1" draw:start-glue-point="4" draw:end-shape="id2" draw:end-glue-point="5" svg:d="M4000 2250c0-751 2683-861 2683 220" svg:viewBox="0 0 2684 799">
          <text:p/>
        </draw:connector>
        <draw:connector draw:style-name="gr2" draw:text-style-name="P1" draw:layer="layout" draw:type="curve" svg:x1="7.214cm" svg:y1="2.251cm" svg:x2="10.097cm" svg:y2="2.471cm" draw:start-shape="id2" draw:start-glue-point="4" draw:end-shape="id3" draw:end-glue-point="5" svg:d="M7214 2251c0-751 2883-861 2883 220" svg:viewBox="0 0 2884 799">
          <text:p/>
        </draw:connector>
        <draw:connector draw:style-name="gr2" draw:text-style-name="P1" draw:layer="layout" draw:type="curve" svg:x1="10.628cm" svg:y1="2.252cm" svg:x2="13.511cm" svg:y2="2.472cm" draw:start-shape="id3" draw:start-glue-point="4" draw:end-shape="id4" draw:end-glue-point="5" svg:d="M10628 2252c0-751 2883-861 2883 220" svg:viewBox="0 0 2884 799">
          <text:p/>
        </draw:connector>
        <draw:connector draw:style-name="gr2" draw:text-style-name="P1" draw:layer="layout" draw:type="curve" svg:x1="14.042cm" svg:y1="3.753cm" svg:x2="10.628cm" svg:y2="3.752cm" draw:start-shape="id4" draw:start-glue-point="8" draw:end-shape="id3" draw:end-glue-point="8" svg:d="M14042 3753c0 753-3414 753-3414-1" svg:viewBox="0 0 3415 567">
          <text:p/>
        </draw:connector>
        <draw:frame draw:style-name="gr3" draw:text-style-name="P3" draw:layer="layout" svg:width="4.45cm" svg:height="2.525cm" svg:x="1.275cm" svg:y="4.05cm">
          <draw:text-box>
            <text:p text:style-name="P2"><text:span text:style-name="T1">Espera por el número de coordenadas</text:span></text:p>
          </draw:text-box>
        </draw:frame>
        <draw:custom-shape draw:style-name="gr1" draw:text-style-name="P1" xml:id="id5" draw:id="id5" draw:layer="layout" svg:width="1.5cm" svg:height="1.5cm" svg:x="9.892cm" svg:y="2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1.173cm" svg:y1="2.472cm" svg:x2="11.173cm" svg:y2="3.534cm" draw:start-shape="id5" draw:start-glue-point="11" draw:end-shape="id5" draw:end-glue-point="9" svg:d="M11173 2472c1081 0 1081 1062 0 1062" svg:viewBox="0 0 812 1063">
          <text:p/>
        </draw:connector>
        <draw:frame draw:style-name="gr4" draw:text-style-name="P3" draw:layer="layout" svg:width="3.45cm" svg:height="3.026cm" svg:x="5.6cm" svg:y="4.451cm">
          <draw:text-box>
            <text:p text:style-name="P2"><text:span text:style-name="T1">Espera por todos las coordenadas</text:span></text:p>
          </draw:text-box>
        </draw:frame>
        <draw:frame draw:style-name="gr4" draw:text-style-name="P3" draw:layer="layout" svg:width="3.675cm" svg:height="3.026cm" svg:x="9.325cm" svg:y="4.624cm">
          <draw:text-box>
            <text:p text:style-name="P2"><text:span text:style-name="T1">Desocupación</text:span></text:p>
          </draw:text-box>
        </draw:frame>
        <draw:frame draw:style-name="gr4" draw:text-style-name="P3" draw:layer="layout" svg:width="4.275cm" svg:height="3.026cm" svg:x="14cm" svg:y="4.4cm">
          <draw:text-box>
            <text:p text:style-name="P2"><text:span text:style-name="T1">Transformació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21:55:15.457000000</meta:creation-date>
    <dc:date>2018-07-18T22:01:23.458000000</dc:date>
    <meta:editing-duration>PT6M8S</meta:editing-duration>
    <meta:editing-cycles>1</meta:editing-cycles>
    <meta:document-statistic meta:object-count="18"/>
    <meta:generator>LibreOffice/5.0.4.2$Windows_x86 LibreOffice_project/2b9802c1994aa0b7dc6079e128979269cf95bc78</meta:generator>
  </office:meta>
</office:document-meta>
</file>